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âches/Semai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Jalon 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ndu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Initialis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réhension technique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Études et mise en place du projet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odélisation/Choix déterminants</text:p>
          </table:table-cell>
          <table:table-cell/>
          <table:table-cell table:style-name="ce4" table:number-columns-repeated="3"/>
          <table:table-cell table:number-columns-repeated="8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Développe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- Data pre process</text:p>
          </table:table-cell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2- Data viewing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3- Data processing</text:p>
          </table:table-cell>
          <table:table-cell table:number-columns-repeated="5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4- Database</text:p>
          </table:table-cell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ests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nnex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édaction de documents</text:p>
          </table:table-cell>
          <table:table-cell table:style-name="ce4" table:number-columns-repeated="2"/>
          <table:table-cell table:number-columns-repeated="7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implémentation de la documentation</text:p>
          </table:table-cell>
          <table:table-cell table:number-columns-repeated="9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41:26.437367544</meta:creation-date>
    <dc:date>2018-05-03T16:46:31.335731951</dc:date>
    <meta:editing-duration>PT4H44M13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